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9c57" officeooo:paragraph-rsid="00209c57"/>
    </style:style>
    <style:style style:name="P2" style:family="paragraph" style:parent-style-name="Standard" style:list-style-name="L3">
      <style:text-properties officeooo:rsid="00209c57" officeooo:paragraph-rsid="00209c57"/>
    </style:style>
    <style:style style:name="P3" style:family="paragraph" style:parent-style-name="Standard" style:list-style-name="L3">
      <style:text-properties officeooo:rsid="00209c57" officeooo:paragraph-rsid="00259b98"/>
    </style:style>
    <style:style style:name="P4" style:family="paragraph" style:parent-style-name="Standard">
      <style:text-properties fo:font-weight="bold" officeooo:rsid="00209c57" officeooo:paragraph-rsid="00209c57" style:font-weight-asian="bold" style:font-weight-complex="bold"/>
    </style:style>
    <style:style style:name="P5" style:family="paragraph" style:parent-style-name="Standard" style:list-style-name="L3">
      <style:text-properties fo:font-weight="bold" officeooo:rsid="002509bb" officeooo:paragraph-rsid="002509bb" style:font-weight-asian="bold" style:font-weight-complex="bold"/>
    </style:style>
    <style:style style:name="P6" style:family="paragraph" style:parent-style-name="Standard" style:list-style-name="L3">
      <style:text-properties fo:font-weight="bold" officeooo:rsid="002509bb" officeooo:paragraph-rsid="0028e5fc" style:font-weight-asian="bold" style:font-weight-complex="bold"/>
    </style:style>
    <style:style style:name="P7" style:family="paragraph" style:parent-style-name="Standard">
      <style:text-properties fo:font-weight="bold" officeooo:rsid="0026512d" officeooo:paragraph-rsid="0026512d" style:font-weight-asian="bold" style:font-weight-complex="bold"/>
    </style:style>
    <style:style style:name="P8" style:family="paragraph" style:parent-style-name="Standard">
      <style:text-properties fo:font-weight="bold" officeooo:rsid="0026512d" officeooo:paragraph-rsid="00284ffc" style:font-weight-asian="bold" style:font-weight-complex="bold"/>
    </style:style>
    <style:style style:name="P9" style:family="paragraph" style:parent-style-name="Standard" style:list-style-name="L3">
      <style:text-properties officeooo:rsid="0021a392" officeooo:paragraph-rsid="00234528"/>
    </style:style>
    <style:style style:name="P10" style:family="paragraph" style:parent-style-name="Standard">
      <style:text-properties officeooo:rsid="0021a392" officeooo:paragraph-rsid="00234528"/>
    </style:style>
    <style:style style:name="P11" style:family="paragraph" style:parent-style-name="Standard">
      <style:text-properties officeooo:rsid="0021a392" officeooo:paragraph-rsid="0029c347"/>
    </style:style>
    <style:style style:name="P12" style:family="paragraph" style:parent-style-name="Standard" style:list-style-name="L3">
      <style:text-properties officeooo:rsid="00234528" officeooo:paragraph-rsid="00234528"/>
    </style:style>
    <style:style style:name="P13" style:family="paragraph" style:parent-style-name="Standard" style:list-style-name="L3">
      <style:text-properties officeooo:rsid="00234528" officeooo:paragraph-rsid="00259b98"/>
    </style:style>
    <style:style style:name="P14" style:family="paragraph" style:parent-style-name="Standard">
      <style:text-properties officeooo:rsid="00234528" officeooo:paragraph-rsid="00234528"/>
    </style:style>
    <style:style style:name="P15" style:family="paragraph" style:parent-style-name="Standard" style:list-style-name="L3">
      <style:text-properties officeooo:rsid="002509bb" officeooo:paragraph-rsid="002509bb"/>
    </style:style>
    <style:style style:name="P16" style:family="paragraph" style:parent-style-name="Standard" style:list-style-name="L3">
      <style:text-properties officeooo:rsid="0026d6b9" officeooo:paragraph-rsid="0026d6b9"/>
    </style:style>
    <style:style style:name="P17" style:family="paragraph" style:parent-style-name="Standard">
      <style:text-properties fo:font-weight="normal" officeooo:rsid="0021a392" officeooo:paragraph-rsid="00284ffc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1a392" officeooo:paragraph-rsid="00284ffc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ea98e" officeooo:paragraph-rsid="002ea98e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315a62" officeooo:paragraph-rsid="00315a62" style:font-weight-asian="normal" style:font-weight-complex="normal"/>
    </style:style>
    <style:style style:name="P21" style:family="paragraph" style:parent-style-name="Standard">
      <style:text-properties officeooo:paragraph-rsid="0029c347"/>
    </style:style>
    <style:style style:name="T1" style:family="text">
      <style:text-properties officeooo:rsid="00209c57"/>
    </style:style>
    <style:style style:name="T2" style:family="text">
      <style:text-properties officeooo:rsid="00234528"/>
    </style:style>
    <style:style style:name="T3" style:family="text">
      <style:text-properties officeooo:rsid="002509bb"/>
    </style:style>
    <style:style style:name="T4" style:family="text">
      <style:text-properties officeooo:rsid="00281572"/>
    </style:style>
    <style:style style:name="T5" style:family="text">
      <style:text-properties officeooo:rsid="00284ffc"/>
    </style:style>
    <style:style style:name="T6" style:family="text">
      <style:text-properties fo:font-weight="bold" officeooo:rsid="00284ffc" style:font-weight-asian="bold" style:font-weight-complex="bold"/>
    </style:style>
    <style:style style:name="T7" style:family="text">
      <style:text-properties fo:font-weight="bold" officeooo:rsid="002509bb" style:font-weight-asian="bold" style:font-weight-complex="bold"/>
    </style:style>
    <style:style style:name="T8" style:family="text">
      <style:text-properties fo:font-weight="bold" officeooo:rsid="003143b5" style:font-weight-asian="bold" style:font-weight-complex="bold"/>
    </style:style>
    <style:style style:name="T9" style:family="text">
      <style:text-properties officeooo:rsid="003143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l Postgre on linux</text:p>
      <text:p text:style-name="P4"/>
      <text:p text:style-name="P1"><text:tab/>1. sudo apt-get update</text:p>
      <text:p text:style-name="P1"><text:tab/>2. sudo apt-get upgrade</text:p>
      <text:p text:style-name="P1"><text:tab/>3. sudo apt-get install postg<text:span text:style-name="T3">re</text:span>sql postgresql-contrib<text:line-break/></text:p>
      <text:p text:style-name="P1">________________________________________________________________________________</text:p>
      <text:p text:style-name="P10"/>
      <text:p text:style-name="P7">Start PostgreSQL CLI</text:p>
      <text:list xml:id="list3592362033" text:style-name="L3">
        <text:list-item>
          <text:p text:style-name="P3">service postgresql status <text:s/>//running status of PostgreSQL</text:p>
        </text:list-item>
        <text:list-item>
          <text:p text:style-name="P13"><text:span text:style-name="T1">sudo su postgres <text:s text:c="7"/>//login as postgres user</text:span></text:p>
        </text:list-item>
        <text:list-item>
          <text:p text:style-name="P13">psql <text:s text:c="3"/>//start PostgreSQL cli in Terminal</text:p>
        </text:list-item>
        <text:list-item>
          <text:p text:style-name="P16">\q <text:s text:c="7"/>//to exit <text:span text:style-name="T2">PostgreSQL cli</text:span></text:p>
        </text:list-item>
      </text:list>
      <text:p text:style-name="P14"><text:s/>_______________________________________________________________________________</text:p>
      <text:list xml:id="list114404012192090" text:continue-numbering="true" text:style-name="L3">
        <text:list-header>
          <text:p text:style-name="P12"/>
        </text:list-header>
      </text:list>
      <text:p text:style-name="P8">In PostgreSQL CLI <text:s text:c="12"/><text:span text:style-name="T5">(</text:span><text:span text:style-name="T2">psql <text:s text:c="3"/>//start PostgreSQL cli in Terminal</text:span><text:span text:style-name="T5">)</text:span></text:p>
      <text:list xml:id="list114403016140060" text:continue-numbering="true" text:style-name="L3">
        <text:list-item>
          <text:p text:style-name="P2">\l <text:s/>(small L) <text:s text:c="2"/>//list of databases</text:p>
        </text:list-item>
        <text:list-item>
          <text:p text:style-name="P9">\du <text:s text:c="3"/>//list of users of PSQL DBMS</text:p>
        </text:list-item>
        <text:list-item>
          <text:p text:style-name="P15">CREATE DATABASE test ;</text:p>
        </text:list-item>
        <text:list-item>
          <text:p text:style-name="P15">DROP DATABASE test ;</text:p>
        </text:list-item>
        <text:list-item>
          <text:p text:style-name="P15"/>
        </text:list-item>
        <text:list-item>
          <text:p text:style-name="P6">ALTER USER postgres PASSWORD 'admin'; <text:s text:c="5"/><text:span text:style-name="T4">\\ to alter password of a user</text:span></text:p>
        </text:list-item>
        <text:list-item>
          <text:p text:style-name="P5">\c test <text:s text:c="8"/>//to connect to a database;</text:p>
        </text:list-item>
        <text:list-item>
          <text:p text:style-name="P5"/>
        </text:list-item>
      </text:list>
      <text:p text:style-name="P11"><text:span text:style-name="T2">________________________________________________________________________________<text:line-break/></text:span></text:p>
      <text:p text:style-name="P21"><text:span text:style-name="T6">In a Database <text:s text:c="3"/>(</text:span><text:span text:style-name="T7">\c </text:span><text:span text:style-name="T8">db_name</text:span><text:span text:style-name="T7"> <text:s text:c="2"/>//to connect to a database;</text:span><text:span text:style-name="T6">)</text:span></text:p>
      <text:p text:style-name="P11"><text:span text:style-name="T6"/></text:p>
      <text:list xml:id="list4251433511" text:style-name="L4">
        <text:list-item>
          <text:p text:style-name="P19">create table Employee(<text:line-break/><text:tab/>name varchar(10),<text:line-break/><text:tab/>id int,<text:line-break/><text:tab/>primary key(id)<text:line-break/>);</text:p>
        </text:list-item>
        <text:list-item>
          <text:p text:style-name="P19">\d employee; <text:s text:c="4"/>//structure of table<text:line-break/><text:span text:style-name="T8">in pgadmin: </text:span><text:span text:style-name="T9">Servers-&gt; learn-&gt;db_name-&gt;Schemas-&gt;public-&gt;Tables</text:span></text:p>
        </text:list-item>
        <text:list-item>
          <text:p text:style-name="P20">drop table table_name;</text:p>
        </text:list-item>
        <text:list-item>
          <text:p text:style-name="P18"/>
        </text:list-item>
      </text:list>
      <text:p text:style-name="P17">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10:00:06.052170066</meta:creation-date>
    <meta:generator>LibreOffice/6.4.7.2$Linux_X86_64 LibreOffice_project/40$Build-2</meta:generator>
    <dc:date>2023-02-04T11:44:02.780324188</dc:date>
    <meta:editing-duration>PT53M59S</meta:editing-duration>
    <meta:editing-cycles>16</meta:editing-cycles>
    <meta:document-statistic meta:table-count="0" meta:image-count="0" meta:object-count="0" meta:page-count="1" meta:paragraph-count="28" meta:word-count="148" meta:character-count="1217" meta:non-whitespace-character-count="1040"/>
  </office:meta>
</office:document-meta>
</file>